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f0b2" officeooo:paragraph-rsid="00303d2b"/>
    </style:style>
    <style:style style:name="P2" style:family="paragraph" style:parent-style-name="Text_20_body">
      <style:text-properties officeooo:paragraph-rsid="00303d2b"/>
    </style:style>
    <style:style style:name="P3" style:family="paragraph" style:parent-style-name="Heading_20_1" style:master-page-name="Right_20_Page">
      <style:paragraph-properties style:page-number="auto"/>
      <style:text-properties officeooo:paragraph-rsid="00303d2b"/>
    </style:style>
    <style:style style:name="P4" style:family="paragraph" style:parent-style-name="Heading_20_3">
      <style:text-properties officeooo:paragraph-rsid="00303d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Hallelujah</text:h>
      <text:h text:style-name="Heading_20_2" text:outline-level="2">(Leonard Cohen)</text:h>
      <text:h text:style-name="P4" text:outline-level="3">[INTRO]</text:h>
      <text:p text:style-name="P2">G <text:s/>Em <text:s/>G <text:s/>Em</text:p>
      <text:h text:style-name="P4" text:outline-level="3">[VERSE 1]</text:h>
      <text:p text:style-name="P2"><text:s text:c="6"/>G <text:s text:c="16"/>Em</text:p>
      <text:p text:style-name="P2">Now I've heard there was a secret chord</text:p>
      <text:p text:style-name="P2"><text:s text:c="5"/>G <text:s text:c="18"/>Em</text:p>
      <text:p text:style-name="P2">That David played and it pleased the Lord</text:p>
      <text:p text:style-name="P2"><text:s text:c="4"/>C <text:s text:c="15"/>D <text:s text:c="14"/>G <text:s text:c="4"/>D</text:p>
      <text:p text:style-name="P2">But you don't really care for music, do you?</text:p>
      <text:p text:style-name="P2"><text:s text:c="3"/>G <text:s text:c="18"/>C <text:s text:c="10"/>D</text:p>
      <text:p text:style-name="P2">It goes like this, the fourth, the fifth,</text:p>
      <text:p text:style-name="P2"><text:s text:c="4"/>Em <text:s text:c="13"/>C</text:p>
      <text:p text:style-name="P2">The minor fall, the major lift,</text:p>
      <text:p text:style-name="P2"><text:s text:c="4"/>D <text:s text:c="15"/>Bm <text:s text:c="9"/>Em</text:p>
      <text:p text:style-name="P2">The baffled king composing, Hallelujah.</text:p>
      <text:h text:style-name="P4" text:outline-level="3">[CHORUS]</text:h>
      <text:p text:style-name="P2"><text:s text:c="5"/>C <text:s text:c="10"/>Em <text:s text:c="9"/>C <text:s text:c="8"/>G <text:s/>D G</text:p>
      <text:p text:style-name="P2">Hallelujah, Hallelujah, Hallelujah, Hallelujah.</text:p>
      <text:p text:style-name="P2">Em G Em</text:p>
      <text:h text:style-name="P4" text:outline-level="3">[VERSE 2]</text:h>
      <text:p text:style-name="P2"><text:s text:c="5"/>G <text:s text:c="23"/>Em</text:p>
      <text:p text:style-name="P2">Your faith was strong but you needed proof,</text:p>
      <text:p text:style-name="P2"><text:s text:c="4"/>G <text:s text:c="14"/>Em</text:p>
      <text:p text:style-name="P2">You saw her bathing on the roof,</text:p>
      <text:p text:style-name="P2"><text:s text:c="4"/>C <text:s text:c="13"/>D <text:s text:c="15"/>G <text:s text:c="3"/>D</text:p>
      <text:p text:style-name="P2">Her beauty and the moonlight overthrew you</text:p>
      <text:p text:style-name="P2"><text:s text:c="4"/>G <text:s text:c="12"/>C <text:s text:c="6"/>D</text:p>
      <text:p text:style-name="P2">She tied you to a kitchen chair,</text:p>
      <text:p text:style-name="P2"><text:s text:c="4"/>Em <text:s text:c="24"/>C</text:p>
      <text:p text:style-name="P2">She broke your throne, and she cut your hair,</text:p>
      <text:p text:style-name="P2"><text:s text:c="4"/>D <text:s text:c="17"/>Bm <text:s text:c="11"/>Em</text:p>
      <text:p text:style-name="P2">And from your lips she drew the Hallelujah</text:p>
      <text:h text:style-name="P4" text:outline-level="3">[CHORUS]</text:h>
      <text:p text:style-name="P2"><text:s text:c="5"/>C <text:s text:c="10"/>Em <text:s text:c="9"/>C <text:s text:c="8"/>G <text:s/>D G</text:p>
      <text:p text:style-name="P2">Hallelujah, Hallelujah, Hallelujah, Hallelujah.</text:p>
      <text:p text:style-name="P2">Em G Em</text:p>
      <text:p text:style-name="P2"/>
      <text:p text:style-name="P2"><text:soft-page-break/></text:p>
      <text:p text:style-name="P2"/>
      <text:h text:style-name="P4" text:outline-level="3">[VERSE 3]</text:h>
      <text:p text:style-name="P2"><text:s text:c="4"/>G <text:s text:c="9"/>Em</text:p>
      <text:p text:style-name="P2">Baby I've been here before</text:p>
      <text:p text:style-name="P2"><text:s text:c="5"/>G <text:s text:c="22"/>Em</text:p>
      <text:p text:style-name="P2">I've seen this room and I've walked this floor</text:p>
      <text:p text:style-name="P2"><text:s text:c="2"/>C <text:s text:c="12"/>D <text:s text:c="12"/>G <text:s text:c="9"/>D</text:p>
      <text:p text:style-name="P2">I used to live alone before I knew you</text:p>
      <text:p text:style-name="P2"><text:s text:c="3"/>G <text:s text:c="22"/>C <text:s text:c="5"/>D</text:p>
      <text:p text:style-name="P2">I've seen your flag on the marble arch</text:p>
      <text:p text:style-name="P2"><text:s text:c="4"/>Em <text:s text:c="19"/>C</text:p>
      <text:p text:style-name="P2">But love is not a victory march</text:p>
      <text:p text:style-name="P2"><text:s text:c="7"/>D <text:s text:c="14"/>Bm <text:s text:c="9"/>Em</text:p>
      <text:p text:style-name="P2">It's a cold and it's a broken hallelujah</text:p>
      <text:h text:style-name="P4" text:outline-level="3">[CHORUS]</text:h>
      <text:p text:style-name="P2"><text:s text:c="5"/>C <text:s text:c="10"/>Em <text:s text:c="9"/>C <text:s text:c="8"/>G <text:s/>D G</text:p>
      <text:p text:style-name="P2">Hallelujah, Hallelujah, Hallelujah, Hallelujah.</text:p>
      <text:p text:style-name="P2">Em G Em</text:p>
      <text:h text:style-name="P4" text:outline-level="3">[VERSE 4]</text:h>
      <text:p text:style-name="P2"><text:s text:c="4"/>G <text:s text:c="13"/>Em </text:p>
      <text:p text:style-name="P2">You say I took the name in vain,</text:p>
      <text:p text:style-name="P2"><text:s text:c="4"/>G <text:s text:c="11"/>Em </text:p>
      <text:p text:style-name="P2">But I don't even know the name,</text:p>
      <text:p text:style-name="P2"><text:s text:c="4"/>C <text:s text:c="13"/>D <text:s text:c="16"/>G <text:s text:c="5"/>D </text:p>
      <text:p text:style-name="P2">But if I did, well really, what's it to you?</text:p>
      <text:p text:style-name="P2"><text:s text:c="10"/>G <text:s text:c="16"/>C <text:s text:c="4"/>D </text:p>
      <text:p text:style-name="P2">There's a blaze of light in every word,</text:p>
      <text:p text:style-name="P2"><text:s text:c="3"/>Em <text:s text:c="12"/>C </text:p>
      <text:p text:style-name="P2">It doesn't matter which you heard:</text:p>
      <text:p text:style-name="P2"><text:s text:c="4"/>D <text:s text:c="10"/>Bm <text:s text:c="9"/>Em </text:p>
      <text:p text:style-name="P2">The holy or the broken Hallelujah.</text:p>
      <text:h text:style-name="P4" text:outline-level="3">[CHORUS]</text:h>
      <text:p text:style-name="P2"><text:s text:c="5"/>C <text:s text:c="10"/>Em <text:s text:c="9"/>C <text:s text:c="8"/>G <text:s/>D G</text:p>
      <text:p text:style-name="P2">Hallelujah, Hallelujah, Hallelujah, Hallelujah.</text:p>
      <text:p text:style-name="P2">Em G Em</text:p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4" text:outline-level="3">[VERSE 5]</text:h>
      <text:p text:style-name="P2"><text:s text:c="2"/>G <text:s text:c="14"/>Em</text:p>
      <text:p text:style-name="P2">I did my best, it wasn't much,</text:p>
      <text:p text:style-name="P2"><text:s text:c="2"/>G <text:s text:c="17"/>Em</text:p>
      <text:p text:style-name="P2">I couldn't feel so I tried to touch.</text:p>
      <text:p text:style-name="P2"><text:s text:c="5"/>C <text:s text:c="16"/>D <text:s text:c="13"/>G <text:s text:c="6"/>D</text:p>
      <text:p text:style-name="P2">I've told the truth, I didn't come to fool you</text:p>
      <text:p text:style-name="P2"><text:s text:c="4"/>G <text:s text:c="13"/>C <text:s text:c="7"/>D</text:p>
      <text:p text:style-name="P2">And even though it all went wrong</text:p>
      <text:p text:style-name="P2"><text:s text:c="5"/>Em <text:s text:c="14"/>C</text:p>
      <text:p text:style-name="P2">I'll stand before the Lord of Song</text:p>
      <text:p text:style-name="P2"><text:s text:c="5"/>D <text:s text:c="12"/>Bm <text:s text:c="12"/>Em</text:p>
      <text:p text:style-name="P2">With nothing on my tongue but Hallelujah.</text:p>
      <text:h text:style-name="P4" text:outline-level="3">[CHORUS]</text:h>
      <text:p text:style-name="P2"><text:s text:c="5"/>C <text:s text:c="10"/>Em <text:s text:c="9"/>C <text:s text:c="8"/>G <text:s/>D G</text:p>
      <text:p text:style-name="P2">Hallelujah, Hallelujah, Hallelujah, Hallelujah.</text:p>
      <text:p text:style-name="P2">Em G Em</text:p>
      <text:h text:style-name="P4" text:outline-level="3">[VERSE 6]</text:h>
      <text:p text:style-name="P2"><text:s text:c="6"/>G <text:s text:c="14"/>Em</text:p>
      <text:p text:style-name="P2">Well, maybe there's a God above</text:p>
      <text:p text:style-name="P2"><text:s text:c="4"/>G <text:s text:c="12"/>Em</text:p>
      <text:p text:style-name="P2">But all I've ever learned from love</text:p>
      <text:p text:style-name="P2"><text:s text:c="4"/>C <text:s text:c="14"/>D <text:s text:c="14"/>G <text:s text:c="6"/>D</text:p>
      <text:p text:style-name="P2">Was how to shoot at someone who outdrew you</text:p>
      <text:p text:style-name="P2"><text:s text:c="5"/>G <text:s text:c="17"/>C <text:s text:c="6"/>D</text:p>
      <text:p text:style-name="P2">It's not a cry that you hear at night</text:p>
      <text:p text:style-name="P2"><text:s text:c="5"/>Em <text:s text:c="16"/>C</text:p>
      <text:p text:style-name="P2">It's not somebody who's seen the light</text:p>
      <text:p text:style-name="P2"><text:s text:c="7"/>D <text:s text:c="14"/>Bm <text:s text:c="9"/>Em</text:p>
      <text:p text:style-name="P2">It's a cold and it's a broken hallelujah</text:p>
      <text:h text:style-name="P4" text:outline-level="3">[CHORUS]</text:h>
      <text:p text:style-name="P2"><text:s text:c="5"/>C <text:s text:c="10"/>Em <text:s text:c="9"/>C <text:s text:c="8"/>G <text:s text:c="2"/>D</text:p>
      <text:p text:style-name="P2">Hallelujah, Hallelujah, Hallelujah, Hallelujah,</text:p>
      <text:p text:style-name="P2"><text:s text:c="5"/>C <text:s text:c="10"/>Em <text:s text:c="9"/>C <text:s text:c="8"/>G <text:s/>D G</text:p>
      <text:p text:style-name="P1">Hallelujah, Hallelujah, Hallelujah, Halleluja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2M9S</meta:editing-duration>
    <meta:editing-cycles>36</meta:editing-cycles>
    <meta:generator>LibreOffice/5.2.7.2$MacOSX_X86_64 LibreOffice_project/2b7f1e640c46ceb28adf43ee075a6e8b8439ed10</meta:generator>
    <dc:title>Lyrics + Chords</dc:title>
    <dc:date>2017-07-31T16:33:53.568289000</dc:date>
    <meta:print-date>2017-04-03T12:23:29.985893000</meta:print-date>
    <meta:document-statistic meta:table-count="0" meta:image-count="0" meta:object-count="0" meta:page-count="3" meta:paragraph-count="107" meta:word-count="479" meta:character-count="3281" meta:non-whitespace-character-count="175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